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0_8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D. C. Labatt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7 September 1853</text:p>
      <text:p text:style-name="P2">Month<text:tab/><text:tab/><text:tab/><text:tab/><text:tab/><text:tab/>September</text:p>
      <text:p text:style-name="P2">Year<text:tab/><text:tab/><text:tab/><text:tab/><text:tab/><text:tab/>1853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Orleans</text:p>
      <text:p text:style-name="P2">State<text:tab/><text:tab/><text:tab/><text:tab/><text:tab/><text:tab/>Louisian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<text:span text:style-name="T1">New Orleans Sept 27</text:span><text:span text:style-name="T2">th</text:span><text:span text:style-name="T1"> 1853./</text:span></text:p>
      <text:p text:style-name="P2">Revd. S Morais/</text:p>
      <text:p text:style-name="P2"><text:tab/>Philadelphia/</text:p>
      <text:p text:style-name="P2"><text:tab/><text:tab/>Respected Sir/</text:p>
      <text:p text:style-name="P2"><text:span text:style-name="T1"><text:tab/><text:tab/><text:tab/>I have the pleasure/ to acknowledge receipt of your esteemed favor of/ 19</text:span><text:span text:style-name="T2">th</text:span><text:span text:style-name="T1"> inst covering draft for sixty dollars, the fruits/ of a charitable appeal made by you in behalf/ of our suffering children of Israel during the/ past dreadful epidemic, &amp; I am directed by our/ Board, to thank you most kindly for this noble/ effort of your eloquence in their behalf./</text:span></text:p>
      <text:p text:style-name="P2"><text:tab/>I rejoice to inform you that the pesti/lence is on the wane and yet a few more days I/ trust will chronicle its entire disappearance from/ our midst, tho in its train the accustomed evils/ of such trying scenes will be visible I fear for/ many a month; poverty &amp; suffering, widows &amp; orphans/ to be alleviated &amp; soothed./</text:p>
      <text:p text:style-name="P2"><text:tab/>With best wishes for your health/</text:p>
      <text:p text:style-name="P2"><text:tab/><text:tab/>I remain/</text:p>
      <text:p text:style-name="P2"><text:soft-page-break/><text:tab/><text:tab/><text:tab/>D. C. Labat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1T10:22:50</meta:creation-date>
    <dc:date>2011-12-12T11:23:06.80</dc:date>
    <dc:language>en-US</dc:language>
    <meta:editing-cycles>3</meta:editing-cycles>
    <meta:editing-duration>PT00H08M32S</meta:editing-duration>
    <meta:document-statistic meta:table-count="0" meta:image-count="0" meta:object-count="0" meta:page-count="3" meta:paragraph-count="69" meta:word-count="314" meta:character-count="2085"/>
    <dc:creator>Penn Libraries</dc:creator>
    <meta:user-defined meta:name="Info 1"/>
    <meta:user-defined meta:name="Info 2"/>
    <meta:user-defined meta:name="Info 3"/>
    <meta:user-defined meta:name="Info 4"/>
  </office:meta>
</office:document-meta>
</file>